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style:font-name="Calibri" fo:font-size="14pt" fo:language="fr" fo:country="FR" fo:font-weight="bold" officeooo:rsid="02f856fe" officeooo:paragraph-rsid="02f856fe" style:font-size-asian="14pt" style:font-weight-asian="bold" style:font-size-complex="14pt" style:font-weight-complex="bold"/>
    </style:style>
    <style:style style:name="P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6fe"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d908"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5df6"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ef69f"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e423d"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2e7a"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966"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6fe" officeooo:paragraph-rsid="02f856f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ef69f"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9d908"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d908" officeooo:paragraph-rsid="02fb6282"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d471d" officeooo:paragraph-rsid="02fd471d"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57739"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32497"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fb51" officeooo:paragraph-rsid="03057739"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db1a2" officeooo:paragraph-rsid="030db1a2"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0178" officeooo:paragraph-rsid="03120178"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2e686" officeooo:paragraph-rsid="0312e686"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794d" officeooo:paragraph-rsid="0314794d"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4fb9" officeooo:paragraph-rsid="03154fb9"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66f38" officeooo:paragraph-rsid="03166f38"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b4bf2" officeooo:paragraph-rsid="031b4bf2"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423d" officeooo:paragraph-rsid="031e423d"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16642" officeooo:paragraph-rsid="03216642"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28bd6" officeooo:paragraph-rsid="03228bd6"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120178" officeooo:paragraph-rsid="03120178" style:font-size-asian="11pt" style:font-style-asian="normal" style:font-weight-asian="bold" style:font-size-complex="11pt" style:font-style-complex="normal" style:font-weight-complex="bold"/>
    </style:style>
    <style:style style:name="P51" style:family="paragraph" style:parent-style-name="Standard">
      <style:paragraph-properties fo:margin-top="0.101cm" fo:margin-bottom="0.101cm" loext:contextual-spacing="false" fo:line-height="115%" fo:text-align="justify" style:justify-single-word="false"/>
      <style:text-properties officeooo:paragraph-rsid="02fd471d"/>
    </style:style>
    <style:style style:name="P52" style:family="paragraph" style:parent-style-name="Standard">
      <style:paragraph-properties fo:margin-top="0.101cm" fo:margin-bottom="0.101cm" loext:contextual-spacing="false" fo:line-height="115%" fo:text-align="justify" style:justify-single-word="false"/>
      <style:text-properties officeooo:paragraph-rsid="02f940bb"/>
    </style:style>
    <style:style style:name="P53" style:family="paragraph" style:parent-style-name="Standard">
      <style:paragraph-properties fo:margin-top="0.101cm" fo:margin-bottom="0.101cm" loext:contextual-spacing="false" fo:line-height="115%" fo:text-align="justify" style:justify-single-word="false"/>
      <style:text-properties officeooo:paragraph-rsid="03252e7a"/>
    </style:style>
    <style:style style:name="P5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82e432" officeooo:paragraph-rsid="030cf266"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d5df6"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c09b7"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09b7" officeooo:paragraph-rsid="0308f5a6"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8f5a6" officeooo:paragraph-rsid="0308f5a6"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0cf266" officeooo:paragraph-rsid="030cf266"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10ee5d" officeooo:paragraph-rsid="0310ee5d"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23fad4" officeooo:paragraph-rsid="0323fad4"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17ed2" officeooo:paragraph-rsid="03017ed2"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text-line-through-style="solid" style:text-line-through-type="single" style:font-name="Calibri" fo:font-size="11pt" fo:language="fr" fo:country="FR" fo:font-style="normal" fo:font-weight="normal" officeooo:rsid="02fb6282" officeooo:paragraph-rsid="02fd366d"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52e7a" officeooo:paragraph-rsid="03252e7a"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61428" officeooo:paragraph-rsid="03261428"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fo:color="#ff8000" style:font-name="Calibri1" fo:font-size="11pt" officeooo:paragraph-rsid="0323fad4" style:font-size-asian="11pt"/>
    </style:style>
    <style:style style:name="P72" style:family="paragraph" style:parent-style-name="Standard">
      <style:paragraph-properties fo:margin-top="0.101cm" fo:margin-bottom="0.101cm" loext:contextual-spacing="false" fo:line-height="115%" fo:text-align="justify" style:justify-single-word="false"/>
      <style:text-properties officeooo:rsid="0326aec7" officeooo:paragraph-rsid="0326aec7"/>
    </style:style>
    <style:style style:name="P73" style:family="paragraph" style:parent-style-name="Heading_20_1">
      <style:text-properties fo:color="#c9211e" fo:language="fr" fo:country="FR" officeooo:rsid="02f856fe" officeooo:paragraph-rsid="02f856fe"/>
    </style:style>
    <style:style style:name="P74" style:family="paragraph" style:parent-style-name="Heading_20_1">
      <style:paragraph-properties fo:break-before="page"/>
      <style:text-properties fo:color="#c9211e" fo:language="fr" fo:country="FR" officeooo:rsid="02e6472b" officeooo:paragraph-rsid="02e6472b"/>
    </style:style>
    <style:style style:name="P7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6fe" officeooo:paragraph-rsid="02f856fe" style:font-size-asian="16.1000003814697pt" style:font-size-complex="16.1000003814697pt"/>
    </style:style>
    <style:style style:name="P7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ef69f" officeooo:paragraph-rsid="02fef69f" style:font-size-asian="16.1000003814697pt" style:font-size-complex="16.1000003814697pt"/>
    </style:style>
    <style:style style:name="P7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2f940bb" style:font-size-asian="16.1000003814697pt" style:font-size-complex="16.1000003814697pt"/>
    </style:style>
    <style:style style:name="P7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40bb" officeooo:paragraph-rsid="03252e7a" style:font-size-asian="16.1000003814697pt" style:font-size-complex="16.1000003814697pt"/>
    </style:style>
    <style:style style:name="P7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5df6" officeooo:paragraph-rsid="02fd5df6" style:font-size-asian="16.1000003814697pt" style:font-size-complex="16.1000003814697pt"/>
    </style:style>
    <style:style style:name="P8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e423d" officeooo:paragraph-rsid="031e423d" style:font-size-asian="16.1000003814697pt" style:font-size-complex="16.1000003814697pt"/>
    </style:style>
    <style:style style:name="P8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d908" officeooo:paragraph-rsid="02f9d908" style:font-size-asian="16.1000003814697pt" style:font-size-complex="16.1000003814697pt"/>
    </style:style>
    <style:style style:name="P8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e6472b" style:font-size-asian="16.1000003814697pt" style:font-size-complex="16.1000003814697pt"/>
    </style:style>
    <style:style style:name="P8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28362" officeooo:paragraph-rsid="03328362" style:font-size-asian="16.1000003814697pt" style:font-size-complex="16.1000003814697pt"/>
    </style:style>
    <style:style style:name="P84"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85"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86"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style:font-name="Calibri" fo:font-size="11pt" fo:language="fr" fo:country="FR" fo:font-style="normal" fo:font-weight="normal" officeooo:rsid="0329e182" officeooo:paragraph-rsid="0329e182"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9e182"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style:font-name="Calibri" fo:font-size="11pt" fo:language="fr" fo:country="FR" fo:font-style="normal" fo:font-weight="normal" officeooo:rsid="032cdad1" officeooo:paragraph-rsid="032cdad1"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style:font-name="Calibri" fo:font-size="11pt" fo:language="fr" fo:country="FR" fo:font-style="normal" fo:font-weight="normal" officeooo:rsid="032e95f7" officeooo:paragraph-rsid="032e95f7"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style:font-name="Calibri" fo:font-size="11pt" fo:language="fr" fo:country="FR" fo:font-style="normal" fo:font-weight="normal" officeooo:rsid="032fe444" officeooo:paragraph-rsid="032fe444"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style:font-name="Calibri" fo:font-size="11pt" fo:language="fr" fo:country="FR" fo:font-style="normal" fo:font-weight="normal" officeooo:rsid="0334c905" officeooo:paragraph-rsid="0334c905"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style:font-name="Calibri" fo:font-size="11pt" fo:language="fr" fo:country="FR" fo:font-style="normal" fo:font-weight="normal" officeooo:rsid="0334ed8a" officeooo:paragraph-rsid="032fe444"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style:font-name="Calibri" fo:font-size="11pt" fo:language="fr" fo:country="FR" fo:font-style="normal" style:text-underline-style="solid" style:text-underline-width="auto" style:text-underline-color="font-color" fo:font-weight="bold" officeooo:rsid="0329e182" officeooo:paragraph-rsid="0329e182" style:font-size-asian="11pt" style:font-style-asian="normal" style:font-weight-asian="bold" style:font-size-complex="11pt" style:font-style-complex="normal" style:font-weight-complex="bold"/>
    </style:style>
    <style:style style:name="P96" style:family="paragraph" style:parent-style-name="Standard">
      <style:paragraph-properties fo:text-align="start" style:justify-single-word="false"/>
      <style:text-properties style:font-name="Calibri" fo:font-size="11pt" fo:language="fr" fo:country="FR" fo:font-style="normal" style:text-underline-style="solid" style:text-underline-width="auto" style:text-underline-color="font-color" fo:font-weight="bold" officeooo:rsid="032fe444" officeooo:paragraph-rsid="032fe444" style:font-size-asian="11pt" style:font-style-asian="normal" style:font-weight-asian="bold" style:font-size-complex="11pt" style:font-style-complex="normal" style:font-weight-complex="bold"/>
    </style:style>
    <style:style style:name="P97" style:family="paragraph" style:parent-style-name="Standard">
      <style:paragraph-properties fo:text-align="start" style:justify-single-word="false"/>
      <style:text-properties fo:color="#ff8000" style:font-name="Calibri" fo:font-size="11pt" fo:language="fr" fo:country="FR" fo:font-style="normal" fo:font-weight="normal" officeooo:rsid="033278cb" officeooo:paragraph-rsid="033278cb" style:font-size-asian="11pt" style:font-style-asian="normal" style:font-weight-asian="normal" style:font-size-complex="11pt" style:font-style-complex="normal" style:font-weight-complex="normal"/>
    </style:style>
    <style:style style:name="P98"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0af6" officeooo:paragraph-rsid="03057739" style:font-size-asian="11pt" style:font-style-asian="normal" style:font-weight-asian="normal" style:font-size-complex="11pt" style:font-style-complex="normal" style:font-weight-complex="normal"/>
    </style:style>
    <style:style style:name="P99"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2497" officeooo:paragraph-rsid="03032497" style:font-size-asian="11pt" style:font-style-asian="normal" style:font-weight-asian="normal" style:font-size-complex="11pt" style:font-style-complex="normal" style:font-weight-complex="normal"/>
    </style:style>
    <style:style style:name="P100"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7739" officeooo:paragraph-rsid="03057739" style:font-size-asian="11pt" style:font-style-asian="normal" style:font-weight-asian="normal" style:font-size-complex="11pt" style:font-style-complex="normal" style:font-weight-complex="normal"/>
    </style:style>
    <style:style style:name="P101"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a55c" officeooo:paragraph-rsid="0305a55c" style:font-size-asian="11pt" style:font-style-asian="normal" style:font-weight-asian="normal" style:font-size-complex="11pt" style:font-style-complex="normal" style:font-weight-complex="normal"/>
    </style:style>
    <style:style style:name="P102"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6ed8" officeooo:paragraph-rsid="03076ed8" style:font-size-asian="11pt" style:font-style-asian="normal" style:font-weight-asian="normal" style:font-size-complex="11pt" style:font-style-complex="normal" style:font-weight-complex="normal"/>
    </style:style>
    <style:style style:name="P10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40bb" officeooo:paragraph-rsid="02f940bb" style:font-size-asian="11pt" style:font-style-asian="normal" style:font-weight-asian="normal" style:font-size-complex="11pt" style:font-style-complex="normal" style:font-weight-complex="normal"/>
    </style:style>
    <style:style style:name="P10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6aec7" officeooo:paragraph-rsid="0326aec7" style:font-size-asian="11pt" style:font-style-asian="normal" style:font-weight-asian="normal" style:font-size-complex="11pt" style:font-style-complex="normal" style:font-weight-complex="normal"/>
    </style:style>
    <style:style style:name="P10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28362" style:font-size-asian="11pt" style:font-style-asian="normal" style:font-weight-asian="normal" style:font-size-complex="11pt" style:font-style-complex="normal" style:font-weight-complex="normal"/>
    </style:style>
    <style:style style:name="P10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ffb4b" officeooo:paragraph-rsid="0331e860" style:font-size-asian="11pt" style:font-style-asian="normal" style:font-weight-asian="normal" style:font-size-complex="11pt" style:font-style-complex="normal" style:font-weight-complex="normal"/>
    </style:style>
    <style:style style:name="P10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860" officeooo:paragraph-rsid="0331e860" style:font-size-asian="11pt" style:font-style-asian="normal" style:font-weight-asian="normal" style:font-size-complex="11pt" style:font-style-complex="normal" style:font-weight-complex="normal"/>
    </style:style>
    <style:style style:name="P10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e3a2f" officeooo:paragraph-rsid="031e3a2f" style:font-size-asian="11pt" style:font-style-asian="normal" style:font-weight-asian="normal" style:font-size-complex="11pt" style:font-style-complex="normal" style:font-weight-complex="normal"/>
    </style:style>
    <style:style style:name="P10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8362" officeooo:paragraph-rsid="03328362" style:font-size-asian="11pt" style:font-style-asian="normal" style:font-weight-asian="normal" style:font-size-complex="11pt" style:font-style-complex="normal" style:font-weight-complex="normal"/>
    </style:style>
    <style:style style:name="P110" style:family="paragraph" style:parent-style-name="Standard" style:list-style-name="L4">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2fef69f" officeooo:paragraph-rsid="03017ed2" style:font-size-asian="11pt" style:font-style-asian="normal" style:font-weight-asian="normal" style:font-size-complex="11pt" style:font-style-complex="normal" style:font-weight-complex="normal"/>
    </style:style>
    <style:style style:name="P111" style:family="paragraph" style:parent-style-name="Standard" style:list-style-name="L5">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20af6" officeooo:paragraph-rsid="03020af6" style:font-size-asian="11pt" style:font-style-asian="normal" style:font-weight-asian="normal" style:font-size-complex="11pt" style:font-style-complex="normal" style:font-weight-complex="normal"/>
    </style:style>
    <style:style style:name="P112" style:family="paragraph" style:parent-style-name="Standard" style:list-style-name="L5">
      <style:paragraph-properties fo:margin-top="0.101cm" fo:margin-bottom="0.101cm" loext:contextual-spacing="false" fo:line-height="115%" fo:text-align="justify" style:justify-single-word="false"/>
      <style:text-properties fo:color="#00a933" style:font-name="Calibri" fo:font-size="11pt" fo:language="fr" fo:country="FR" fo:font-style="normal" fo:font-weight="normal" officeooo:rsid="030bfd35" officeooo:paragraph-rsid="030bfd35" style:font-size-asian="11pt" style:font-style-asian="normal" style:font-weight-asian="normal" style:font-size-complex="11pt" style:font-style-complex="normal" style:font-weight-complex="normal"/>
    </style:style>
    <style:style style:name="P113"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2740aa" officeooo:paragraph-rsid="032740aa" style:font-size-asian="11pt" style:font-style-asian="normal" style:font-weight-asian="normal" style:font-size-complex="11pt" style:font-style-complex="normal" style:font-weight-complex="normal"/>
    </style:style>
    <style:style style:name="P114"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120178" officeooo:paragraph-rsid="032740aa" style:font-size-asian="11pt" style:font-style-asian="normal" style:font-weight-asian="normal" style:font-size-complex="11pt" style:font-style-complex="normal" style:font-weight-complex="normal"/>
    </style:style>
    <style:style style:name="P115"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16" style:family="paragraph" style:parent-style-name="Standard">
      <style:paragraph-properties fo:margin-top="0.101cm" fo:margin-bottom="0.101cm" loext:contextual-spacing="false" fo:line-height="115%" fo:text-align="justify" style:justify-single-word="false"/>
      <style:text-properties fo:color="#ff8000" style:font-name="Calibri" fo:font-size="11pt" fo:language="fr" fo:country="FR" fo:font-style="normal" fo:font-weight="normal" officeooo:rsid="0333df1c" officeooo:paragraph-rsid="0333df1c" style:font-size-asian="11pt" style:font-style-asian="normal" style:font-weight-asian="normal" style:font-size-complex="11pt" style:font-style-complex="normal" style:font-weight-complex="normal"/>
    </style:style>
    <style:style style:name="P117" style:family="paragraph" style:parent-style-name="Standard">
      <style:paragraph-properties fo:margin-top="0.101cm" fo:margin-bottom="0.101cm" loext:contextual-spacing="false" fo:line-height="115%" fo:text-align="justify" style:justify-single-word="false"/>
      <style:text-properties officeooo:paragraph-rsid="03289d5e"/>
    </style:style>
    <style:style style:name="T1" style:family="text">
      <style:text-properties officeooo:rsid="02f5513c"/>
    </style:style>
    <style:style style:name="T2" style:family="text">
      <style:text-properties style:font-name="Calibri" fo:font-size="11pt" fo:language="fr" fo:country="FR" fo:font-style="italic" fo:font-weight="normal" officeooo:rsid="02f940bb" style:font-size-asian="11pt" style:font-style-asian="italic" style:font-weight-asian="normal" style:font-size-complex="11pt" style:font-style-complex="italic" style:font-weight-complex="normal"/>
    </style:style>
    <style:style style:name="T3" style:family="text">
      <style:text-properties style:font-name="Calibri" fo:font-size="11pt" fo:language="fr" fo:country="FR" fo:font-style="italic" fo:font-weight="normal" officeooo:rsid="02fb6282" style:font-size-asian="11pt" style:font-style-asian="italic" style:font-weight-asian="normal" style:font-size-complex="11pt" style:font-style-complex="italic" style:font-weight-complex="normal"/>
    </style:style>
    <style:style style:name="T4" style:family="text">
      <style:text-properties style:font-name="Calibri" fo:font-size="11pt" fo:language="fr" fo:country="FR" fo:font-style="italic" fo:font-weight="normal" officeooo:rsid="02fb9ad2" style:font-size-asian="11pt" style:font-style-asian="italic" style:font-weight-asian="normal" style:font-size-complex="11pt" style:font-style-complex="italic" style:font-weight-complex="normal"/>
    </style:style>
    <style:style style:name="T5" style:family="text">
      <style:text-properties style:font-name="Calibri" fo:font-size="11pt" fo:language="fr" fo:country="FR" fo:font-style="normal" fo:font-weight="normal"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f940bb"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2fb6282"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2fb9ad2"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2fd471d" style:font-size-asian="11pt" style:font-style-asian="normal" style:font-weight-asian="normal" style:font-size-complex="11pt" style:font-style-complex="normal" style:font-weight-complex="normal"/>
    </style:style>
    <style:style style:name="T10" style:family="text">
      <style:text-properties style:font-name="Calibri" fo:font-size="11pt" fo:language="fr" fo:country="FR" fo:font-style="normal" fo:font-weight="normal" officeooo:rsid="0323fad4" style:font-size-asian="11pt" style:font-style-asian="normal" style:font-weight-asian="normal" style:font-size-complex="11pt"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2f856fe" style:font-style-asian="italic" style:font-style-complex="italic"/>
    </style:style>
    <style:style style:name="T13" style:family="text">
      <style:text-properties fo:font-style="italic" officeooo:rsid="02f85966" style:font-style-asian="italic" style:font-style-complex="italic"/>
    </style:style>
    <style:style style:name="T14" style:family="text">
      <style:text-properties fo:font-style="italic" officeooo:rsid="02fb9ad2" style:font-style-asian="italic" style:font-style-complex="italic"/>
    </style:style>
    <style:style style:name="T15" style:family="text">
      <style:text-properties fo:font-style="italic" officeooo:rsid="02fd5df6" style:font-style-asian="italic" style:font-style-complex="italic"/>
    </style:style>
    <style:style style:name="T16" style:family="text">
      <style:text-properties officeooo:rsid="02f856fe"/>
    </style:style>
    <style:style style:name="T17" style:family="text">
      <style:text-properties officeooo:rsid="02f85966"/>
    </style:style>
    <style:style style:name="T18" style:family="text">
      <style:text-properties officeooo:rsid="02f9d908"/>
    </style:style>
    <style:style style:name="T19" style:family="text">
      <style:text-properties officeooo:rsid="02fb6282"/>
    </style:style>
    <style:style style:name="T20" style:family="text">
      <style:text-properties officeooo:rsid="02fb9ad2"/>
    </style:style>
    <style:style style:name="T21" style:family="text">
      <style:text-properties officeooo:rsid="02fd366d"/>
    </style:style>
    <style:style style:name="T22" style:family="text">
      <style:text-properties officeooo:rsid="02fd471d"/>
    </style:style>
    <style:style style:name="T23" style:family="text">
      <style:text-properties officeooo:rsid="02fd5df6"/>
    </style:style>
    <style:style style:name="T24" style:family="text">
      <style:text-properties officeooo:rsid="0300dfcb"/>
    </style:style>
    <style:style style:name="T25" style:family="text">
      <style:text-properties officeooo:rsid="03057739"/>
    </style:style>
    <style:style style:name="T26" style:family="text">
      <style:text-properties officeooo:rsid="030854f7"/>
    </style:style>
    <style:style style:name="T27" style:family="text">
      <style:text-properties officeooo:rsid="0309f3f9"/>
    </style:style>
    <style:style style:name="T28" style:family="text">
      <style:text-properties officeooo:rsid="030c09b7"/>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style:text-underline-style="none" officeooo:rsid="0314794d"/>
    </style:style>
    <style:style style:name="T32" style:family="text">
      <style:text-properties officeooo:rsid="0314794d"/>
    </style:style>
    <style:style style:name="T33" style:family="text">
      <style:text-properties officeooo:rsid="03176bd5"/>
    </style:style>
    <style:style style:name="T34" style:family="text">
      <style:text-properties fo:font-weight="bold" style:font-weight-asian="bold" style:font-weight-complex="bold"/>
    </style:style>
    <style:style style:name="T35" style:family="text">
      <style:text-properties officeooo:rsid="0318ab75"/>
    </style:style>
    <style:style style:name="T36" style:family="text">
      <style:text-properties officeooo:rsid="03252e7a"/>
    </style:style>
    <style:style style:name="T37" style:family="text">
      <style:text-properties officeooo:rsid="032740aa"/>
    </style:style>
    <style:style style:name="T38" style:family="text">
      <style:text-properties officeooo:rsid="032b0534"/>
    </style:style>
    <style:style style:name="T39" style:family="text">
      <style:text-properties officeooo:rsid="032ffcf6"/>
    </style:style>
    <style:style style:name="T40" style:family="text">
      <style:text-properties officeooo:rsid="0331e860"/>
    </style:style>
    <style:style style:name="T41" style:family="text">
      <style:text-properties officeooo:rsid="02774dd0"/>
    </style:style>
    <style:style style:name="T42" style:family="text">
      <style:text-properties fo:color="#ff8000" style:font-name="Calibri" fo:font-size="11pt" fo:language="fr" fo:country="FR" fo:font-style="normal" fo:font-weight="normal" officeooo:rsid="03289d5e" style:font-size-asian="11pt" style:font-style-asian="normal" style:font-weight-asian="normal" style:font-size-complex="11pt" style:font-style-complex="normal" style:font-weight-complex="normal"/>
    </style:style>
    <style:style style:name="T43" style:family="text">
      <style:text-properties fo:color="#ff8000" style:font-name="Calibri" fo:font-size="11pt" fo:language="fr" fo:country="FR" fo:font-style="normal" fo:font-weight="normal" officeooo:rsid="0329a5ba" style:font-size-asian="11pt" style:font-style-asian="normal" style:font-weight-asian="normal" style:font-size-complex="11pt" style:font-style-complex="normal" style:font-weight-complex="normal"/>
    </style:style>
    <style:style style:name="T44" style:family="text">
      <style:text-properties fo:color="#ff8000" style:font-name="Calibri" fo:font-size="11pt" fo:language="fr" fo:country="FR" fo:font-style="normal" fo:font-weight="normal" officeooo:rsid="0333df1c" style:font-size-asian="11pt" style:font-style-asian="normal" style:font-weight-asian="normal" style:font-size-complex="11pt" style:font-style-complex="normal" style:font-weight-complex="normal"/>
    </style:style>
    <style:style style:name="T45" style:family="text">
      <style:text-properties officeooo:rsid="033676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ses de Données Avancées</text:p>
      <text:p text:style-name="P2"/>
      <text:p text:style-name="P2">&lt;&gt;</text:p>
      <text:p text:style-name="P96">ToDo</text:p>
      <text:p text:style-name="P92">Il faut ajouter les cardinalités</text:p>
      <text:p text:style-name="P2"/>
      <text:p text:style-name="P95">Questions pour LiFang</text:p>
      <text:p text:style-name="P92">Comment insérer une zone de texte sur une ligne ou une figure ? <text:span text:style-name="T39">Double clic</text:span></text:p>
      <text:p text:style-name="P94"/>
      <text:p text:style-name="P90"/>
      <text:p text:style-name="P90">Où est-ce qu’on écrit la liste des valeurs possibles pour un champs ?</text:p>
      <text:p text:style-name="P90">Exemple : Skills[skill_type] = job, instrument, language, style</text:p>
      <text:p text:style-name="P97">Est-ce qu’on peut faire des contraintes sur les valeurs ? Que ce soit supérieure à 0 ou un choix dans une liste de string ?</text:p>
      <text:p text:style-name="P89"/>
      <text:p text:style-name="P2"/>
      <text:h text:style-name="P73" text:outline-level="1"><text:bookmark-start text:name="__RefHeading___Toc84499_2965003459"/>TABLES<text:bookmark-end text:name="__RefHeading___Toc84499_2965003459"/></text:h>
      <text:p text:style-name="P117"><text:span text:style-name="T42">Comment représenter sur le schéma E/R les tables de relation </text:span><text:span text:style-name="T43">(i.e. </text:span><text:span text:style-name="T44">une</text:span><text:span text:style-name="T43"> table représentant la relation entre 2 autres tables qui ont des cardinalités supérieures à 1 sur leur lien)</text:span><text:span text:style-name="T42">. Ajoute-t-on un rectangle comme pour les autres tables ? Un losange ? Si on ne met rien, comment sait-on le nom de la table ?</text:span></text:p>
      <text:p text:style-name="P115"/>
      <text:p text:style-name="P116">A partir de quel moment y a-t-il une table supplémentaire lorsque 2 tables sont liées ? Si les 2 tables ont des cardinalités supérieures à 1 ? Ou bien est-ce suffisant si c’est le cas d’une seule d’entre elles ?</text:p>
      <text:p text:style-name="P11"/>
      <text:p text:style-name="P50">Différence entre entité faible et simple relation</text:p>
      <text:p text:style-name="P40"><text:span text:style-name="T34">Relation</text:span> (lien simple, entre 2 table) : la clé primaire est les clés primaires des autres tables</text:p>
      <text:p text:style-name="P40"/>
      <text:p text:style-name="P40"><text:span text:style-name="T34">Relation faible</text:span> (lien double) : la clé primaire est les clés primaires des autres tables + un autre champs (<text:span text:style-name="T29">pas unique</text:span><text:span text:style-name="T30"> </text:span><text:span text:style-name="T31">sinon ce n’est plus une entité faible</text:span>)</text:p>
      <text:p text:style-name="P40">Les cardinalités sur les autres tables sont forcément 1-1</text:p>
      <text:p text:style-name="P113">Comment appelle-t-on une relation dans laquelle la clé primaire de la nouvelle table est :</text:p>
      <text:p text:style-name="P114">- <text:span text:style-name="T37">les </text:span>clés primaires des autres tables <text:span text:style-name="T37">de la relation</text:span></text:p>
      <text:p text:style-name="P114">- <text:span text:style-name="T37">plus </text:span>un autre champs <text:span text:style-name="T37">UNIQUE</text:span></text:p>
      <text:p text:style-name="P113">Ce n’est pas une relation faible car le champs en plus est unique. Ce n’est pas une simple relation car on a ajouté un champs.</text:p>
      <text:p text:style-name="P40"/>
      <text:p text:style-name="P44"><text:span text:style-name="T34">Relation de spécialisation</text:span> (héritage dans schéma E/R) : <text:span text:style-name="T33">une table découlant d’une autre (par exemple artiste découlant de Contact) et personne d’autre que le parent n’est lié avec l’enfant.</text:span></text:p>
      <text:p text:style-name="P44">En termes de tables (schéma relationnel), il faut éliminer les spécialisation<text:span text:style-name="T33">s. Il y a plusieurs méthodes, cf. transparents de cours </text:span><text:span text:style-name="T35">de L3</text:span></text:p>
      <text:p text:style-name="P44"><text:soft-page-break/></text:p>
      <text:p text:style-name="P44">Schémas entités/relations</text:p>
      <text:p text:style-name="P44">schémas relationnel : liste des tables, avec les attributs, les clés primaires, les clés étrangères</text:p>
      <text:p text:style-name="P44">Il faut présenter le schéma E/R dans le rapport mais on peut ajouter le schéma relationnel.</text:p>
      <text:p text:style-name="P11"/>
      <text:p text:style-name="P41">Il ne faut pas avoir d’info qui se répètent. Ce n’est pas grave s’il faut faire 4 jointures pour avoir une info.</text:p>
      <text:p text:style-name="P42">Par contre on peut mettre des index pour que les jointures aillent plus vite. Si la table est petite, l’index ne sert à rien. Mais pour une table de 1000 lignes et des requêtes qu’on fait souvent, ça peut être utile.</text:p>
      <text:p text:style-name="P42">A voir en fonction des requêtes qu’on va faire.</text:p>
      <text:p text:style-name="P11"/>
      <text:p text:style-name="P40">Trigger : seulement si on peut pas faire autrement</text:p>
      <text:p text:style-name="P40"/>
      <text:p text:style-name="P43">Avenant, reviews, awards, festivals doivent être des tables à part</text:p>
      <text:p text:style-name="P11"/>
      <text:p text:style-name="P62">Que sont FK et PK ?</text:p>
      <text:p text:style-name="P55"/>
      <text:p text:style-name="P55">Est-ce problématique d'avoir une table où des infos se rép<text:span text:style-name="T24">è</text:span>tent ?</text:p>
      <text:p text:style-name="P54">Une solution simple est de ne pas répéter les info et de faire une table pour faire la jointure</text:p>
      <text:p text:style-name="P54">Par exemple des tables : skills, artists, et une table de jointure entre les 2</text:p>
      <text:p text:style-name="P54"/>
      <text:p text:style-name="P61">Faut il justifier que notre schéma est FNBC ou 3NF ou 4NF ? <text:span text:style-name="T32">Pas nécessaire. Peut être utile pour nous de faire la liste des contrainte fonctionnelles, auquel cas c’est à ajouter en annotation (mais normalement ça ne devrait pas être nécessaire).</text:span></text:p>
      <text:p text:style-name="P60"/>
      <text:p text:style-name="P63">Qu’est ce qu’une contrainte ? Une expression mathématique sur les champs ? Ou bien un phrase en français ?</text:p>
      <text:p text:style-name="P45">Une contrainte est sur une ou plusieurs tables.</text:p>
      <text:p text:style-name="P45">Peut être une phrase en français.</text:p>
      <text:p text:style-name="P45">Pour une table, on utilise un CHECK ou un TRIGGER</text:p>
      <text:p text:style-name="P45">Pour plusieurs tables, on utilise un TRIGGER (à vérifier).</text:p>
      <text:p text:style-name="P34"/>
      <text:p text:style-name="P36">Pourquoi mettre dans la modélisation des commentaires avec « la table … contient les champs ... » ? Car cela triple le travail (o<text:span text:style-name="T27">n met les noms des champs dans la </text:span>modélisation, <text:span text:style-name="T27">les </text:span>commentaire, <text:span text:style-name="T27">et le document </text:span>tableDetails.txt)</text:p>
      <text:p text:style-name="P36"/>
      <text:p text:style-name="P33"><text:soft-page-break/>Demands :</text:p>
      <text:list xml:id="list1410848518" text:style-name="L1">
        <text:list-item>
          <text:p text:style-name="P98">Est-ce qu’il ne vaudrait pas mieux mettre CreationID que CreationName ? <text:span text:style-name="T27">Je n’arrive pas à me décider.</text:span></text:p>
        </text:list-item>
        <text:list-item>
          <text:p text:style-name="P99">Est ce qu’il faut indiquer <text:span text:style-name="T27">le champs</text:span> CreationID dans la modélisation <text:span text:style-name="T27">o</text:span>u <text:span text:style-name="T25">bien</text:span> est-ce sous entendu par le lien entre la table Demand et la table Creations ?</text:p>
        </text:list-item>
      </text:list>
      <text:p text:style-name="P35"/>
      <text:p text:style-name="P37">De Proposition à ContratArtProd, est-ce que ça ne devrait pas être 0-1 (au lieu de 0-n) ? <text:span text:style-name="T27">Car une proposition ne peut donner qu’un contrat au plus.</text:span></text:p>
      <text:p text:style-name="P37"/>
      <text:p text:style-name="P37">ContratArtProd :</text:p>
      <text:list xml:id="list806200113" text:style-name="L2">
        <text:list-item>
          <text:p text:style-name="P100">E<text:span text:style-name="T27">st ce qu’on ne devrait pas ajouter des champs pour</text:span> l’id de l’artiste, l’id du producteur, l’id de la creation et l’id de la demande (ou de la proposition) ?</text:p>
        </text:list-item>
      </text:list>
      <text:p text:style-name="P37"/>
      <text:p text:style-name="P38">Comptabilite :</text:p>
      <text:list xml:id="list3919264410" text:style-name="L3">
        <text:list-item>
          <text:p text:style-name="P101">Est-ce qu’il ne faut pas faire apparaître dans la modélisation le lien entre la table Comptabilite et les tables ContractArtAgency et ContractArtProd ?</text:p>
        </text:list-item>
        <text:list-item>
          <text:p text:style-name="P102">Est ce qu’il ne serait pas préférable de remplacer ContratAAID par <text:span text:style-name="T26">Percentage</text:span>CommissionAgency ? Car c’est la seule info du contrat dont on ait besoin, <text:span text:style-name="T27">il n’y a pas vraiment besoin du reste.</text:span></text:p>
        </text:list-item>
      </text:list>
      <text:p text:style-name="P11"/>
      <text:p text:style-name="P66">Creations :</text:p>
      <text:list xml:id="list3261610518" text:style-name="L4">
        <text:list-item>
          <text:p text:style-name="P110">Ajout de Producer</text:p>
        </text:list-item>
        <text:list-item>
          <text:p text:style-name="P110">Enlever profits</text:p>
        </text:list-item>
      </text:list>
      <text:p text:style-name="P66">Demands :</text:p>
      <text:list xml:id="list3850566068" text:style-name="L5">
        <text:list-item>
          <text:p text:style-name="P111">Enlever ArtistIdFinal (répétition avec info dans Proposition)</text:p>
        </text:list-item>
        <text:list-item>
          <text:p text:style-name="P112">Enlever CreationID dans le schéma (pas dans la table), car il apparaît déjà via le lien avec la table CREATIONS</text:p>
        </text:list-item>
      </text:list>
      <text:p text:style-name="P67">Proposition : AgentId ne me paraît pas utile</text:p>
      <text:p text:style-name="P65"/>
      <text:p text:style-name="P65"/>
      <text:p text:style-name="P11"/>
      <text:h text:style-name="P75" text:outline-level="2"><text:bookmark-start text:name="__RefHeading___Toc84511_296500345921"/>CONTACTS<text:bookmark-end text:name="__RefHeading___Toc84511_296500345921"/></text:h>
      <text:p text:style-name="P22">On fusionne les tables <text:span text:style-name="T13">artists</text:span><text:span text:style-name="T17"> et </text:span><text:span text:style-name="T13">contacts</text:span>. On ajoute un champs<text:span text:style-name="T11"> </text:span><text:span text:style-name="T13">societe</text:span><text:span text:style-name="T11"> </text:span><text:span text:style-name="T17">indiquant à quelle</text:span> <text:span text:style-name="T17">société la personne appartient. Ce champs doit valoir « agency » dans le cas des artistes (</text:span>représentés par l'agence<text:span text:style-name="T17">).</text:span></text:p>
      <text:p text:style-name="P22"/>
      <text:p text:style-name="P23"><text:soft-page-break/><text:span text:style-name="T12">a</text:span><text:span text:style-name="T11">wards, </text:span><text:span text:style-name="T12">r</text:span><text:span text:style-name="T11">eview, festivals</text:span> sont des zones de texte avec toutes les info dedans <text:span text:style-name="T16">(dates, nom, etc.)</text:span>. <text:span text:style-name="T16">Cela p</text:span>ermet de ne pas multiplier le nombre de tables. <text:span text:style-name="T17">Seul le champs </text:span><text:span text:style-name="T13">festivals</text:span><text:span text:style-name="T17"> ne semble pas utile pour les contacts extérieurs à l’agence. </text:span><text:span text:style-name="T13">awards</text:span> <text:span text:style-name="T17">permet d’indiquer</text:span> <text:span text:style-name="T17">si cette personne a déjà reçu des récompenses</text:span> et <text:span text:style-name="T11">review</text:span> <text:span text:style-name="T17">de</text:span> mettre les feedbacks des précédentes coopérations avec <text:span text:style-name="T17">elle.</text:span></text:p>
      <text:p text:style-name="P23"/>
      <text:p text:style-name="P106">Pour savoir si un contact est une personne représentée par l’agence, on fait une jointure sur historyRepresent WHERE dateEnd = null <text:span text:style-name="T40">ou dateEnd </text:span><text:span text:style-name="T41">&gt; </text:span><text:span text:style-name="T40">now()</text:span></text:p>
      <text:p text:style-name="P23"/>
      <text:p text:style-name="P11"/>
      <text:h text:style-name="P75" text:outline-level="2"><text:bookmark-start text:name="__RefHeading___Toc84511_296500345931"/>TRAININGS<text:bookmark-end text:name="__RefHeading___Toc84511_296500345931"/></text:h>
      <text:p text:style-name="P26">Si un artiste a suivi plusieurs formations, elles seront toutes listées dans la table <text:span text:style-name="T11">trainings</text:span>.</text:p>
      <text:p text:style-name="P13"/>
      <text:p text:style-name="P13">Les info<text:span text:style-name="T16">rmations</text:span> se répètent si 2 artistes ont la même formation. Mais il y a peu d'info<text:span text:style-name="T16">rmations</text:span> donc ce n'est pas très grave.</text:p>
      <text:p text:style-name="P13"/>
      <text:p text:style-name="P13"><text:span text:style-name="T16">Cela</text:span> permet <text:span text:style-name="T16">en revanche </text:span>de ne pas avoir à faire une table supplémentaire pour lier artiste<text:span text:style-name="T16">s</text:span> et training<text:span text:style-name="T16">s</text:span>.</text:p>
      <text:p text:style-name="P11"/>
      <text:p text:style-name="P48">DateEnd peutr être NULL. Par exemple quelqu’un qui va avoir un diplôme a la fin de l’année pour un projet l’année suivante.</text:p>
      <text:p text:style-name="P11"/>
      <text:p text:style-name="P16"/>
      <text:h text:style-name="P76" text:outline-level="2"><text:bookmark-start text:name="__RefHeading___Toc84511_296500345931112"/>Creations<text:bookmark-end text:name="__RefHeading___Toc84511_296500345931112"/></text:h>
      <text:p text:style-name="P29">Ŕealisations precedentes : films realises, pieces de theatre ou spectacles mis en scene, roles joues dans les films et au theatre, les albums (pour les musiciens)</text:p>
      <text:p text:style-name="P16"/>
      <text:p text:style-name="P16">Pour un film dans lequel a joué une actrice de l'agence, il serait intéressant d'indiquer dans les infos du film qui en est la réalistrice. Mais pas pour un film qui a été dirigé par une réalisatrice de l'agence. Comment faire ? Simplement ne pas indiquer la réalisatrice ?</text:p>
      <text:p text:style-name="P11"/>
      <text:p text:style-name="P46">Le champs Profits sert à déterminer quel montant la création a généré pour calculer combien va toucher l’artiste en fonction de sa participation.</text:p>
      <text:p text:style-name="P46"/>
      <text:p text:style-name="P49">Date peut être null dans le cas de créations dont on ne sait pas quand elles verront le jour (on met par contre forcément un nom, quitte à le changer par la suite)</text:p>
      <text:p text:style-name="P46"/>
      <text:p text:style-name="P46"><text:soft-page-break/></text:p>
      <text:p text:style-name="P105"/>
      <text:h text:style-name="P83" text:outline-level="2"><text:bookmark-start text:name="__RefHeading___Toc84511_2965003459312"/>Review<text:bookmark-end text:name="__RefHeading___Toc84511_2965003459312"/></text:h>
      <text:p text:style-name="P109">Une review concerne forcément 1 œuvre mais peut concerner plusieurs artistes.</text:p>
      <text:p text:style-name="P109"/>
      <text:h text:style-name="P83" text:outline-level="2"><text:bookmark-start text:name="__RefHeading___Toc84511_29650034593121"/>Festivals<text:bookmark-end text:name="__RefHeading___Toc84511_29650034593121"/></text:h>
      <text:p text:style-name="P109">Plusieurs artistes peuvent avoir participer au même festival</text:p>
      <text:p text:style-name="P109"/>
      <text:p text:style-name="P109"/>
      <text:p text:style-name="P13"/>
      <text:h text:style-name="P77" text:outline-level="2"><text:bookmark-start text:name="__RefHeading___Toc84511_2965003459311"/>HISTORY<text:bookmark-end text:name="__RefHeading___Toc84511_2965003459311"/></text:h>
      <text:p text:style-name="P27">La table <text:span text:style-name="T11">history</text:span> permet d’indiquer l’historique des agents ayant représenté un artiste. Cela aurait pu également se faire par le biais d’une table <text:span text:style-name="T11">contractAA</text:span> entre un agent et un artiste mais les contrats passés sont entre les artistes et l’agence elle-même (et non un agent particulier).</text:p>
      <text:p text:style-name="P11"/>
      <text:p text:style-name="P11"/>
      <text:p text:style-name="P18"/>
      <text:h text:style-name="P78" text:outline-level="2"><text:bookmark-start text:name="__RefHeading___Toc84511_296500345931113"/>ContractA<text:span text:style-name="T36">A</text:span><text:bookmark-end text:name="__RefHeading___Toc84511_296500345931113"/></text:h>
      <text:p text:style-name="P53"><text:span text:style-name="T6">S</text:span><text:span text:style-name="T10">i DateEnd = Null, c’est que le contrat est toujours en cours</text:span></text:p>
      <text:p text:style-name="P18"/>
      <text:p text:style-name="P18"/>
      <text:h text:style-name="P77" text:outline-level="2"><text:bookmark-start text:name="__RefHeading___Toc84511_29650034593111"/>ContractAP<text:bookmark-end text:name="__RefHeading___Toc84511_29650034593111"/></text:h>
      <text:p text:style-name="P52"><text:span text:style-name="T6">Il n’y a pas de lien direct entre l'agent et le contrat passé entre un artiste et un producteur. En effet, les agents n'ont pas d'intéressement, c'est l’agence qui est payée directement. Si on a besoin de connaître l'agent, on peut faire une jointure avec la table</text:span><text:span text:style-name="T2"> history </text:span><text:span text:style-name="T6">ce qui est plus coûteux mais devrait rarement arriver.</text:span></text:p>
      <text:p text:style-name="P27"/>
      <text:p text:style-name="P72"><text:span text:style-name="T6">R</text:span><text:span text:style-name="T5">emuneration est est un champs different de Demand[Budget] car le montant peut être négocié.</text:span></text:p>
      <text:p text:style-name="P104">De même, la participation n’apparait pas dans la demande car cela dépend beaucoup de l’artiste choisi et est donc négocié à la signature du contrat.</text:p>
      <text:p text:style-name="P104"/>
      <text:p text:style-name="P107">On a ajouté id (contrairement à la table contractAA) car on en a besoin pour les avenants.</text:p>
      <text:p text:style-name="P57"><text:soft-page-break/></text:p>
      <text:p text:style-name="P69">Tous les nombres sont des doubles. Simplifie les calculs (pourcentage par exemple). Mais cela prend plus de place en mémoire.</text:p>
      <text:p text:style-name="P71"/>
      <text:p text:style-name="P71">« L’agent met en relation les producteurs et les r ́ealisateurs ou metteurs en sc`ene. Les musiciens peuvent ˆetre mis en relation avec les producteurs ou avec les studios. L’agence peut aussi mettre en relation les artistes (par exemple com ́ediens et com ́ediennes) avec les directeurs de casting, avec les r ́ealisateurs ou metteurs en sc`ene (ces derniers repr ́esent ́es peut-ˆetre par une autre agence). »</text:p>
      <text:p text:style-name="P70">Est ce que ce sont là des contraintes (i.e. il faut qu’on ajoute des contraintes à notre schéma) ou bien juste des exemples pour notre information</text:p>
      <text:p text:style-name="P64"/>
      <text:p text:style-name="P58">Que met on dans le champ Avenant ?</text:p>
      <text:p text:style-name="P58">Du texte décrivant les modifications ? Dans ce cas là, une proposition est liée à 0-1 contrat (au lieu de 0-n)</text:p>
      <text:p text:style-name="P58"/>
      <text:p text:style-name="P59">Pour retrouver toutes les info (nom de l’artiste, nom du producteur, nom de la piece, etc.), il faut faire au moins 4 jointures. Est ce qu’il ne serait pas préférable de découpler ContractAP et Proposition et d’indiquer dans ContractAP les infos nécessaires (artistID, producerID, CreationID…) ?</text:p>
      <text:p text:style-name="P58"/>
      <text:p text:style-name="P27"/>
      <text:p text:style-name="P15"/>
      <text:h text:style-name="P79" text:outline-level="2"><text:bookmark-start text:name="__RefHeading___Toc84511_2965003459311111"/>Demands<text:bookmark-end text:name="__RefHeading___Toc84511_2965003459311111"/></text:h>
      <text:p text:style-name="P56"><text:span text:style-name="T20">Faut-il lier chaque entrée de la table </text:span><text:span text:style-name="T14">demand</text:span><text:span text:style-name="T20"> à une </text:span><text:span text:style-name="T23">entrée de la table </text:span><text:span text:style-name="T15">creation</text:span><text:span text:style-name="T23"> </text:span><text:span text:style-name="T20">?</text:span></text:p>
      <text:p text:style-name="P56"><text:span text:style-name="T23">Cela p</text:span>ermet de lier plusieurs demandes liées à une même creation entre elles</text:p>
      <text:p text:style-name="P56">Mais peut nécessiter de créer une "création" bien qu'on n'ai pas encore le titre et les autres infos.</text:p>
      <text:p text:style-name="P28"/>
      <text:p text:style-name="P17"/>
      <text:h text:style-name="P80" text:outline-level="2"><text:bookmark-start text:name="__RefHeading___Toc84511_2965003459311112"/>Proposition<text:bookmark-end text:name="__RefHeading___Toc84511_2965003459311112"/></text:h>
      <text:p text:style-name="P47"><text:span text:style-name="T20">O</text:span>n met un lien avec la table agence afin de pouvoir vérifier les « performances » des agents.</text:p>
      <text:p text:style-name="P14"/>
      <text:p text:style-name="P14"/>
      <text:h text:style-name="P81" text:outline-level="2"><text:bookmark-start text:name="__RefHeading___Toc84511_296500345931111"/>Comptabilite<text:bookmark-end text:name="__RefHeading___Toc84511_296500345931111"/></text:h>
      <text:p text:style-name="P51"><text:span text:style-name="T8">L</text:span><text:span text:style-name="T7">a table </text:span><text:span text:style-name="T3">compta</text:span><text:span text:style-name="T4">bilite</text:span><text:span text:style-name="T7"> </text:span><text:span text:style-name="T8">a</text:span><text:span text:style-name="T7"> un </text:span><text:span text:style-name="T8">champs</text:span><text:span text:style-name="T7"> statu</text:span><text:span text:style-name="T8">t</text:span><text:span text:style-name="T7">. </text:span><text:span text:style-name="T8">Cela permet d’indiquer les versements prévus lors de la signature du contrat (statut « pending »), puis ce qui a réellement été payé (status « done »), quitte à </text:span><text:span text:style-name="T9">apporter des modifications aux montants et dates.</text:span></text:p>
      <text:p text:style-name="P32"><text:soft-page-break/>Il serait possible d’arguer que les dates prévus pour les paiements devraient être indiqués dans une table à part, tandis que la table <text:span text:style-name="T11">comptabilite</text:span> ne devrait contenir que les paiements effectivement effectués. Nous préférons cependant éviter cette solution afin de <text:span text:style-name="T28">limiter le nombre de tables.</text:span></text:p>
      <text:p text:style-name="P30"/>
      <text:p text:style-name="P30">Nous avons opté pour la création d’une seule table plutôt qu<text:span text:style-name="T22">e d’avoir </text:span>une table pour la comptabilité des artistes et une pour celle de l’agence. <text:span text:style-name="T21">A partir</text:span> du montant versé, <text:span text:style-name="T21">on déduit</text:span> la part de l'agence <text:span text:style-name="T21">ainsi que</text:span> celle de l'artiste en fonction du pourcentage prévu dans le contrat <text:span text:style-name="T19">correspondant</text:span>.</text:p>
      <text:p text:style-name="P27"><text:span text:style-name="T18">C’est une simplification de la modélisation par rapport à la réalité où</text:span> les versements sur les comptes bancaire<text:span text:style-name="T18">s</text:span> de l'agence et <text:span text:style-name="T18">de l’</text:span>artiste ne sont <text:span text:style-name="T22">probablement </text:span>pas faits au <text:span text:style-name="T18">même</text:span> moment.</text:p>
      <text:p text:style-name="P31"/>
      <text:p text:style-name="P68">Le pourcentage prélevé par l’agence apparaît dans deux tables différentes : <text:span text:style-name="T11">contractAA</text:span> et <text:span text:style-name="T11">comptabilite</text:span> <text:s/>(redondance). Cependant le champs dans la table <text:span text:style-name="T11">comptabilite</text:span> est automatiquement rempli par un trigge<text:span text:style-name="T21">r</text:span>. Et si <text:span text:style-name="T21">le</text:span> pourcentage est modifié dans le contrat entre l’agence et l’artiste, il semble peu probable qu’il change aussi rétroactivement dans les contrats déjà passés entre l’artiste et des producteurs (et donc dans la table <text:span text:style-name="T11">comptabilite</text:span>). <text:span text:style-name="T21">Il n’y a donc pas de problème de mise à jour.</text:span></text:p>
      <text:p text:style-name="P39">Le montant versé à l’artiste et celui versé à l’agence est calculé grâce à un trigger qui récupère le pourcentage de commission de l’agence dans le contrat entre artiste et agence.</text:p>
      <text:p text:style-name="P11"/>
      <text:p text:style-name="P3"/>
      <text:h text:style-name="P84" text:outline-level="3">Constantes de classe</text:h>
      <text:p text:style-name="P4"/>
      <text:h text:style-name="P85" text:outline-level="3"/>
      <text:p text:style-name="P3"/>
      <text:p text:style-name="P3"/>
      <text:h text:style-name="P86" text:outline-level="3"/>
      <text:p text:style-name="P5"/>
      <text:p text:style-name="P24"/>
      <text:p text:style-name="P7"/>
      <text:p text:style-name="P7"/>
      <text:p text:style-name="P8"/>
      <text:h text:style-name="P74" text:outline-level="1"><text:bookmark-start text:name="__RefHeading___Toc84505_2965003459"/>PORTES<text:bookmark-end text:name="__RefHeading___Toc84505_2965003459"/></text:h>
      <text:h text:style-name="P82" text:outline-level="2"><text:bookmark-start text:name="__RefHeading___Toc84507_2965003459"/>Classe <text:span text:style-name="T11">Gate</text:span><text:bookmark-end text:name="__RefHeading___Toc84507_2965003459"/></text:h>
      <text:p text:style-name="P19"/>
      <text:p text:style-name="P10"/>
      <text:h text:style-name="P82" text:outline-level="2"><text:bookmark-start text:name="__RefHeading___Toc84511_29650034592"/>Entrées / <text:span text:style-name="T1">S</text:span>orties<text:bookmark-end text:name="__RefHeading___Toc84511_29650034592"/></text:h>
      <text:p text:style-name="P21"/>
      <text:p text:style-name="P20"/>
      <text:p text:style-name="P10"/>
      <text:h text:style-name="P82" text:outline-level="2"><text:bookmark-start text:name="__RefHeading___Toc84511_29650034593"/>Portes logiques<text:bookmark-end text:name="__RefHeading___Toc84511_29650034593"/></text:h>
      <text:p text:style-name="P12"/>
      <text:p text:style-name="P3"/>
      <text:h text:style-name="P84" text:outline-level="3">Constantes de classe</text:h>
      <text:p text:style-name="P4"/>
      <text:h text:style-name="P85" text:outline-level="3"/>
      <text:p text:style-name="P3"/>
      <text:p text:style-name="P3"/>
      <text:h text:style-name="P86" text:outline-level="3"/>
      <text:p text:style-name="P5"/>
      <text:p text:style-name="P9"/>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8</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3-31T20:47:59.528000000</dc:date>
    <meta:editing-duration>P8DT6H11M28S</meta:editing-duration>
    <meta:editing-cycles>563</meta:editing-cycles>
    <meta:generator>LibreOffice/6.4.6.2$Windows_X86_64 LibreOffice_project/0ce51a4fd21bff07a5c061082cc82c5ed232f115</meta:generator>
    <meta:print-date>2022-01-20T04:34:41.082000000</meta:print-date>
    <meta:document-statistic meta:table-count="0" meta:image-count="0" meta:object-count="0" meta:page-count="8" meta:paragraph-count="114" meta:word-count="1966" meta:character-count="11350" meta:non-whitespace-character-count="9528"/>
  </office:meta>
</office:document-meta>
</file>